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94cm" style:rel-column-width="1074*"/>
    </style:style>
    <style:style style:name="Table1.B" style:family="table-column">
      <style:table-column-properties style:column-width="9.439cm" style:rel-column-width="5351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89b2" officeooo:paragraph-rsid="001f89b2"/>
    </style:style>
    <style:style style:name="P2" style:family="paragraph" style:parent-style-name="Standard">
      <style:text-properties officeooo:rsid="00220aa4" officeooo:paragraph-rsid="00220aa4"/>
    </style:style>
    <style:style style:name="P3" style:family="paragraph" style:parent-style-name="Table_20_Contents" style:list-style-name="L1"/>
    <style:style style:name="P4" style:family="paragraph" style:parent-style-name="Table_20_Contents">
      <style:text-properties officeooo:rsid="001ff326" officeooo:paragraph-rsid="001ff326"/>
    </style:style>
    <style:style style:name="P5" style:family="paragraph" style:parent-style-name="Table_20_Contents">
      <style:text-properties officeooo:rsid="002124fd" officeooo:paragraph-rsid="002124fd"/>
    </style:style>
    <style:style style:name="P6" style:family="paragraph" style:parent-style-name="Table_20_Contents">
      <style:text-properties fo:font-weight="bold" officeooo:rsid="001ff326" officeooo:paragraph-rsid="001ff32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ff326" officeooo:paragraph-rsid="001ff32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124fd" officeooo:paragraph-rsid="002124fd" style:font-weight-asian="bold" style:font-weight-complex="bold"/>
    </style:style>
    <style:style style:name="P9" style:family="paragraph" style:parent-style-name="Table_20_Contents">
      <style:text-properties officeooo:rsid="00220aa4" officeooo:paragraph-rsid="00220aa4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Flow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6">Flow</text:p>
          </table:table-cell>
          <table:table-cell table:style-name="Table1.C1" office:value-type="string">
            <text:p text:style-name="P8">Responsible </text:p>
            <text:p text:style-name="P8">Component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3"/>
              </text:list-item>
            </text:list>
          </table:table-cell>
          <table:table-cell table:style-name="Table1.A2" office:value-type="string">
            <text:p text:style-name="P4">User opens a website:</text:p>
            <text:p text:style-name="P4">http://localhost:5173</text:p>
          </table:table-cell>
          <table:table-cell table:style-name="Table1.C2" office:value-type="string">
            <text:p text:style-name="P5">React</text:p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"/>
              </text:list-item>
            </text:list>
          </table:table-cell>
          <table:table-cell table:style-name="Table1.A2" office:value-type="string">
            <text:p text:style-name="P5">If a public route is accessed, render the component directly.</text:p>
          </table:table-cell>
          <table:table-cell table:style-name="Table1.C2" office:value-type="string">
            <text:p text:style-name="P5">React (Public routes)</text:p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"/>
              </text:list-item>
            </text:list>
          </table:table-cell>
          <table:table-cell table:style-name="Table1.A2" office:value-type="string">
            <text:p text:style-name="P5">If a private route is accessed, the <text:span text:style-name="T1">ProtectedRoute</text:span> that are wrapping private routes are invoked.</text:p>
          </table:table-cell>
          <table:table-cell table:style-name="Table1.C2" office:value-type="string">
            <text:p text:style-name="P5">React (ProtectedRoute)</text:p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"/>
              </text:list-item>
            </text:list>
          </table:table-cell>
          <table:table-cell table:style-name="Table1.A2" office:value-type="string">
            <text:p text:style-name="P5">The ProtectedRoute component invokes the useAuth() hook to retrieve <text:span text:style-name="T1">user</text:span>.</text:p>
            <text:p text:style-name="P5">If user is not defined → redirect user to <text:span text:style-name="T1">/login</text:span>.</text:p>
            <text:p text:style-name="P5">If user is defined → redirect user to the route under protection.</text:p>
          </table:table-cell>
          <table:table-cell table:style-name="Table1.C2" office:value-type="string">
            <text:p text:style-name="P5">React (ProtectedRoute)</text:p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>React useAuth</text:p>
          </table:table-cell>
        </table:table-row>
      </table:table>
      <text:p text:style-name="P1"/>
      <text:p text:style-name="P1"/>
      <text:p text:style-name="P2">Request token</text:p>
      <text:p text:style-name="P2">Refresh toke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31T17:40:46.525000000</meta:creation-date>
    <dc:date>2026-04-01T11:07:50.640000000</dc:date>
    <meta:editing-duration>PT17H27M3S</meta:editing-duration>
    <meta:editing-cycles>4</meta:editing-cycles>
    <meta:generator>LibreOffice/7.5.8.2$Windows_X86_64 LibreOffice_project/f718d63693263970429a68f568db6046aaa9df01</meta:generator>
    <meta:document-statistic meta:table-count="1" meta:image-count="0" meta:object-count="0" meta:page-count="1" meta:paragraph-count="24" meta:word-count="87" meta:character-count="541" meta:non-whitespace-character-count="477"/>
  </office:meta>
</office:document-meta>
</file>